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33% 58%" style:font-name="Segoe UI" fo:font-size="32pt" fo:text-shadow="1pt 1pt" fo:font-weight="normal" style:font-name-asian="Segoe UI1" style:font-size-asian="32pt" style:font-weight-asian="normal" style:font-name-complex="Segoe UI1"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ffffff" style:font-name="Segoe UI" fo:font-size="26pt" fo:text-shadow="1pt 1pt" style:font-size-asian="26pt" style:font-size-complex="26pt"/>
    </style:style>
    <style:style style:name="T7" style:family="text">
      <style:text-properties fo:color="#000000"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8"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9"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254cm">
          <draw:text-box>
            <text:p text:style-name="P1"><text:span text:style-name="T1">Epistle Reading</text:span></text:p>
            <text:p text:style-name="P1"><text:span text:style-name="T2">Ephesians 2:11–22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654cm" svg:height="6.263cm" svg:x="1.27cm" svg:y="0.254cm">
          <draw:text-box>
            <text:p text:style-name="P4"><text:span text:style-name="T3">11</text:span><text:span text:style-name="T4"> Remember that at one time you Gentiles in the flesh, called “the uncircumcision” by what is called the circumcision, which is made in the flesh by hand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654cm" svg:height="6.263cm" svg:x="1.27cm" svg:y="0.254cm">
          <draw:text-box>
            <text:p text:style-name="P5"><text:span text:style-name="T3">12</text:span><text:span text:style-name="T5"> </text:span><text:span text:style-name="T4">remember that you were at that time separated from Christ, alienated from the commonwealth of Israel and strangers to the covenants of promise, having no hope and without God in the worl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654cm" svg:height="7.766cm" svg:x="1.27cm" svg:y="0.254cm">
          <draw:text-box>
            <text:p text:style-name="P4"><text:span text:style-name="T3">13</text:span><text:span text:style-name="T5"> </text:span><text:span text:style-name="T4">But now in Christ Jesus you who once were far off have been brought near by the blood of Christ.</text:span><text:span text:style-name="T6"> </text:span><text:span text:style-name="T7">1</text:span><text:span text:style-name="T8">4</text:span><text:span text:style-name="T9"> </text:span><text:span text:style-name="T4">For he himself is our peace, who has made us both one and has broken down in his flesh the dividing wall of hostility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654cm" svg:height="7.766cm" svg:x="1.27cm" svg:y="0.254cm">
          <draw:text-box>
            <text:p text:style-name="P4"><text:span text:style-name="T8">15</text:span><text:span text:style-name="T9"> </text:span><text:span text:style-name="T4">by abolishing the law of commandments and ordinances, that he might create in himself one new man in place of the two, so making peace, </text:span></text:p>
            <text:p text:style-name="P4"><text:span text:style-name="T8">16</text:span><text:span text:style-name="T9"> </text:span><text:span text:style-name="T4">and might reconcile us both to God in one body through the cross, thereby killing the hostility.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2" draw:layer="layout" svg:width="25.654cm" svg:height="7.766cm" svg:x="1.27cm" svg:y="0.254cm">
          <draw:text-box>
            <text:p text:style-name="P4"><text:span text:style-name="T8">17</text:span><text:span text:style-name="T9"> </text:span><text:span text:style-name="T4">And he came and preached peace to you who were far off and peace to those who were near. </text:span></text:p>
            <text:p text:style-name="P4"><text:span text:style-name="T8">18</text:span><text:span text:style-name="T9"> </text:span><text:span text:style-name="T4">For through him we both have access in one Spirit to the Father. </text:span><text:span text:style-name="T8">19</text:span><text:span text:style-name="T9"> </text:span><text:span text:style-name="T4">So then you are no longer strangers and alien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2" draw:layer="layout" svg:width="25.654cm" svg:height="7.766cm" svg:x="1.27cm" svg:y="0.254cm">
          <draw:text-box>
            <text:p text:style-name="P4"><text:span text:style-name="T4">but you are fellow citizens with the saints and members of the household of God, </text:span><text:span text:style-name="T8">20</text:span><text:span text:style-name="T9"> </text:span><text:span text:style-name="T4">built on the foundation of the apostles and prophets, Christ Jesus himself being the cornerstone, </text:span><text:span text:style-name="T8">21</text:span><text:span text:style-name="T9"> </text:span><text:span text:style-name="T4">in whom the whole structur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1" draw:text-style-name="P2" draw:layer="layout" svg:width="25.654cm" svg:height="7.766cm" svg:x="1.27cm" svg:y="0.254cm">
          <draw:text-box>
            <text:p text:style-name="P4"><text:span text:style-name="T4">being joined together, grows into a holy temple in the Lord. </text:span><text:span text:style-name="T8">22</text:span><text:span text:style-name="T9"> </text:span><text:span text:style-name="T4">In him you also are being built together into a dwelling place for God by the Spirit.</text:span></text:p>
            <text:p text:style-name="P5"><text:span text:style-name="T4"/></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7T12:53:34.276000000</meta:creation-date>
    <dc:title>Hymn template</dc:title>
    <meta:editing-duration>PT10M22S</meta:editing-duration>
    <meta:editing-cycles>2</meta:editing-cycles>
    <meta:generator>LibreOffice/4.4.4.3$Windows_x86 LibreOffice_project/2c39ebcf046445232b798108aa8a7e7d89552ea8</meta:generator>
    <meta:initial-creator>Arthur Hoch</meta:initial-creator>
    <dc:date>2015-07-17T13:03:56.112000000</dc:date>
    <dc:creator>Arthur Hoch</dc:creator>
    <meta:document-statistic meta:object-count="45"/>
    <meta:template xlink:type="simple" xlink:actuate="onRequest" xlink:title="Hymn template" xlink:href="../../AppData/Roaming/LibreOffice/4/user/template/Worship%20Templsates/Hymn%20template.otp" meta:date="2015-07-17T12:53:33.986000000"/>
  </office:meta>
</office:document-meta>
</file>